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A300000051EDC465A7B129D5A7.png" manifest:media-type="image/png"/>
  <manifest:file-entry manifest:full-path="Pictures/10000000000002A3000000514956A0667CF7EF90.png" manifest:media-type="image/png"/>
  <manifest:file-entry manifest:full-path="Pictures/10000000000002A30000005100FE5355462B81A0.png" manifest:media-type="image/png"/>
  <manifest:file-entry manifest:full-path="Pictures/10000000000002A300000051DC88333802609579.png" manifest:media-type="image/png"/>
  <manifest:file-entry manifest:full-path="Pictures/10000000000002A30000005109AB8CA510D884D3.png" manifest:media-type="image/png"/>
  <manifest:file-entry manifest:full-path="Pictures/10000000000002A3000000512D658100064CDBA0.png" manifest:media-type="image/png"/>
  <manifest:file-entry manifest:full-path="Pictures/10000000000002A300000051E73F1C0FAEF18498.png" manifest:media-type="image/png"/>
  <manifest:file-entry manifest:full-path="Pictures/10000000000002A300000051D5BBBC47B1D75DB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7.05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7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9.30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4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41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88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0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3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61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7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2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5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78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1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03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57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50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42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38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90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47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37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7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4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60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58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53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15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54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1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45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64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23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01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81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41" style:family="graphic" style:parent-style-name="standard">
      <style:graphic-properties draw:stroke="solid" svg:stroke-width="0.003cm" svg:stroke-color="#000000" draw:stroke-linejoin="miter" svg:stroke-linecap="butt" draw:fill="solid" draw:fill-color="#000000" fo:padding-top="0.001cm" fo:padding-bottom="0.001cm" fo:padding-left="0.001cm" fo:padding-right="0.001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8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89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489cm" fo:padding-top="0cm" fo:padding-bottom="0cm" fo:padding-left="0cm" fo:padding-right="0cm"/>
    </style:style>
    <style:style style:name="gr45" style:family="graphic" style:parent-style-name="standard">
      <style:graphic-properties draw:stroke="solid" svg:stroke-width="0.026cm" svg:stroke-color="#000000" draw:stroke-linejoin="miter" svg:stroke-linecap="square" draw:fill="solid" draw:fill-color="#ffffff" fo:padding-top="0.013cm" fo:padding-bottom="0.013cm" fo:padding-left="0.013cm" fo:padding-right="0.013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09cm" fo:padding-top="0cm" fo:padding-bottom="0cm" fo:padding-left="0cm" fo:padding-right="0cm"/>
    </style:style>
    <style:style style:name="gr48" style:family="graphic" style:parent-style-name="standard">
      <style:graphic-properties draw:textarea-vertical-align="top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3pt" style:font-size-asian="13pt" style:font-size-complex="13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</style:style>
    <style:style style:name="P1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color="#000000" style:font-name="Times New Roman" fo:font-size="13pt" fo:font-weight="bold" style:font-size-asian="13pt" style:font-name-complex="Times New Roman" style:font-size-complex="13pt" style:font-weight-complex="bold"/>
    </style:style>
    <style:style style:name="T2" style:family="text">
      <style:text-properties fo:color="#000000" style:font-name="Times New Roman" fo:font-size="12pt" style:font-size-asian="12pt" style:font-name-complex="Times New Roman" style:font-size-complex="12pt"/>
    </style:style>
    <style:style style:name="T3" style:family="text">
      <style:text-properties fo:color="#000000" style:font-name="Times New Roman" fo:font-size="9pt" style:font-size-asian="9pt" style:font-name-complex="Times New Roman" style:font-size-complex="9pt"/>
    </style:style>
    <style:style style:name="T4" style:family="text">
      <style:text-properties fo:color="#000000" style:font-name="Times New Roman" fo:font-size="10pt" style:font-size-asian="10pt" style:font-name-complex="Times New Roman" style:font-size-complex="10pt"/>
    </style:style>
    <style:style style:name="T5" style:family="text">
      <style:text-properties fo:color="#212121" style:font-name="Times New Roman" fo:font-size="10pt" style:font-size-asian="10pt" style:font-name-complex="Times New Roman" style:font-size-complex="10pt"/>
    </style:style>
    <style:style style:name="T6" style:family="text">
      <style:text-properties fo:color="#000000" style:font-name="Times New Roman" fo:font-size="14pt" fo:font-weight="bold" style:font-size-asian="14pt" style:font-name-complex="Times New Roman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STUDENT_NAME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GREEMENT_NAME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AIL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DDRESS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ITY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HONE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ERGENCY_CONTACT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ERGENCY_PHONE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TATE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ZIP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18.605cm" svg:height="26.194cm" svg:x="1.663cm" svg:y="0.7cm" svg:viewBox="0 0 18606 26195" draw:points="0,26195 18606,26195 18606,0 0,0">
          <text:p/>
        </draw:polygon>
        <draw:frame draw:style-name="gr2" draw:text-style-name="P3" draw:layer="layout" svg:width="7.051cm" svg:height="0.505cm" svg:x="7.225cm" svg:y="2.907cm">
          <draw:text-box>
            <text:p text:style-name="P2"><text:span text:style-name="T1">Taik</text:span><text:span text:style-name="T1">o </text:span><text:span text:style-name="T1">Wor</text:span><text:span text:style-name="T1">ksho</text:span><text:span text:style-name="T1">p </text:span><text:span text:style-name="T1">Regi</text:span><text:span text:style-name="T1">strat</text:span><text:span text:style-name="T1">ion </text:span><text:span text:style-name="T1">For</text:span><text:span text:style-name="T1">m</text:span></text:p>
          </draw:text-box>
        </draw:frame>
        <draw:frame draw:style-name="gr3" draw:text-style-name="P4" draw:layer="layout" svg:width="15.572cm" svg:height="0.471cm" svg:x="1.697cm" svg:y="3.595cm">
          <draw:text-box>
            <text:p text:style-name="P2"><text:span text:style-name="T2">Complete this </text:span><text:span text:style-name="T2">form and mail </text:span><text:span text:style-name="T2">to Odaiko </text:span><text:span text:style-name="T2">New England, </text:span><text:span text:style-name="T2">7 Locust Ave. </text:span><text:span text:style-name="T2">Lexington, </text:span><text:span text:style-name="T2">MA 02421</text:span></text:p>
          </draw:text-box>
        </draw:frame>
        <draw:frame draw:style-name="gr4" draw:text-style-name="P4" draw:layer="layout" svg:width="8.93cm" svg:height="0.471cm" svg:x="1.697cm" svg:y="4.082cm">
          <draw:text-box>
            <text:p text:style-name="P2"><text:span text:style-name="T2">Please make check payable to: Odaiko New England</text:span></text:p>
          </draw:text-box>
        </draw:frame>
        <draw:frame draw:style-name="gr5" draw:text-style-name="P5" draw:layer="layout" svg:width="9.307cm" svg:height="0.353cm" svg:x="1.697cm" svg:y="4.568cm">
          <draw:text-box>
            <text:p text:style-name="P2"><text:span text:style-name="T3">This form must be signed by the student or the parent/guardian of minor.</text:span></text:p>
          </draw:text-box>
        </draw:frame>
        <draw:frame draw:style-name="gr6" draw:text-style-name="P4" draw:layer="layout" svg:width="17.545cm" svg:height="0.471cm" svg:x="1.697cm" svg:y="5.422cm">
          <draw:text-box>
            <text:p text:style-name="P2"><text:span text:style-name="T2">Student’s Name: </text:span><text:span text:style-name="T2">_________________________________</text:span><text:span text:style-name="T2">__ <text:s text:c="7"/>New Student <text:s text:c="8"/>Returning </text:span><text:span text:style-name="T2">Student </text:span></text:p>
          </draw:text-box>
        </draw:frame>
        <draw:frame draw:style-name="gr7" draw:text-style-name="P6" draw:layer="layout" svg:width="4.417cm" svg:height="0.39cm" svg:x="1.697cm" svg:y="6.152cm">
          <draw:text-box>
            <text:p text:style-name="P2"><text:span text:style-name="T4">Check the appropriate session: </text:span></text:p>
          </draw:text-box>
        </draw:frame>
        <draw:frame draw:style-name="gr8" draw:text-style-name="P4" draw:layer="layout" svg:width="16.889cm" svg:height="0.471cm" svg:x="2.357cm" svg:y="6.975cm">
          <draw:text-box>
            <text:p text:style-name="P2"><text:span text:style-name="T2">Introductory Taiko Workshop <text:s text:c="5"/>Date: ________________________________________________</text:span></text:p>
          </draw:text-box>
        </draw:frame>
        <draw:frame draw:style-name="gr9" draw:text-style-name="P4" draw:layer="layout" svg:width="2.305cm" svg:height="0.471cm" svg:x="2.357cm" svg:y="7.462cm">
          <draw:text-box>
            <text:p text:style-name="P2"><text:span text:style-name="T2">Master Class </text:span></text:p>
          </draw:text-box>
        </draw:frame>
        <draw:frame draw:style-name="gr10" draw:text-style-name="P4" draw:layer="layout" svg:width="16.931cm" svg:height="0.471cm" svg:x="2.357cm" svg:y="7.948cm">
          <draw:text-box>
            <text:p text:style-name="P2"><text:span text:style-name="T2">Workshop Title &amp; Date: ____________________________________________________________</text:span></text:p>
          </draw:text-box>
        </draw:frame>
        <draw:frame draw:style-name="gr10" draw:text-style-name="P4" draw:layer="layout" svg:width="16.931cm" svg:height="0.471cm" svg:x="2.357cm" svg:y="8.435cm">
          <draw:text-box>
            <text:p text:style-name="P2"><text:span text:style-name="T2">Workshop Title &amp; Date: ____________________________________________________________</text:span></text:p>
          </draw:text-box>
        </draw:frame>
        <draw:frame draw:style-name="gr10" draw:text-style-name="P4" draw:layer="layout" svg:width="16.931cm" svg:height="0.471cm" svg:x="2.357cm" svg:y="8.922cm">
          <draw:text-box>
            <text:p text:style-name="P2"><text:span text:style-name="T2">Workshop Title &amp; Date: ____________________________________________________________</text:span></text:p>
          </draw:text-box>
        </draw:frame>
        <draw:frame draw:style-name="gr11" draw:text-style-name="P4" draw:layer="layout" svg:width="17.613cm" svg:height="0.471cm" svg:x="1.697cm" svg:y="9.896cm">
          <draw:text-box>
            <text:p text:style-name="P2"><text:span text:style-name="T2">Parent’s Name(s) (if under 18): __________________________________ <text:s text:c="2"/>DOB (minors): <text:s/>_________</text:span></text:p>
          </draw:text-box>
        </draw:frame>
        <draw:frame draw:style-name="gr12" draw:text-style-name="P4" draw:layer="layout" svg:width="17.575cm" svg:height="0.471cm" svg:x="1.697cm" svg:y="10.626cm">
          <draw:text-box>
            <text:p text:style-name="P2"><text:span text:style-name="T2">Address: _________________________________ <text:s text:c="2"/>City: ____________ <text:s text:c="2"/>State: ____ <text:s text:c="2"/></text:span><text:span text:style-name="T2">Zip:_________</text:span></text:p>
          </draw:text-box>
        </draw:frame>
        <draw:frame draw:style-name="gr13" draw:text-style-name="P4" draw:layer="layout" svg:width="17.528cm" svg:height="0.471cm" svg:x="1.697cm" svg:y="11.356cm">
          <draw:text-box>
            <text:p text:style-name="P2"><text:span text:style-name="T2">Email: ___________________________________ <text:s/>Phone:_________________Cell: ______________</text:span></text:p>
          </draw:text-box>
        </draw:frame>
        <draw:frame draw:style-name="gr14" draw:text-style-name="P4" draw:layer="layout" svg:width="17.553cm" svg:height="0.471cm" svg:x="1.697cm" svg:y="12.086cm">
          <draw:text-box>
            <text:p text:style-name="P2"><text:span text:style-name="T2">Emergency Contact: </text:span><text:span text:style-name="T2">________________</text:span><text:span text:style-name="T2">________________</text:span><text:span text:style-name="T2">___________ </text:span><text:span text:style-name="T2">Phone: </text:span><text:span text:style-name="T2">________________ </text:span></text:p>
          </draw:text-box>
        </draw:frame>
        <draw:frame draw:style-name="gr15" draw:text-style-name="P4" draw:layer="layout" svg:width="17.782cm" svg:height="0.471cm" svg:x="1.697cm" svg:y="12.817cm">
          <draw:text-box>
            <text:p text:style-name="P2"><text:span text:style-name="T2">Allergies or other pertinent medical information: </text:span><text:span text:style-name="T2">____________________________________________ </text:span></text:p>
          </draw:text-box>
        </draw:frame>
        <draw:frame draw:style-name="gr16" draw:text-style-name="P4" draw:layer="layout" svg:width="17.418cm" svg:height="0.471cm" svg:x="1.697cm" svg:y="13.547cm">
          <draw:text-box>
            <text:p text:style-name="P2"><text:span text:style-name="T2">Tuition Amount:________ <text:s/>Amount Paid: _______ <text:s text:c="6"/>Cash <text:s text:c="7"/>Check # ______ <text:s text:c="2"/>Balance: _______ </text:span></text:p>
          </draw:text-box>
        </draw:frame>
        <draw:frame draw:style-name="gr17" draw:text-style-name="P6" draw:layer="layout" svg:width="6.035cm" svg:height="0.39cm" svg:x="1.697cm" svg:y="14.439cm">
          <draw:text-box>
            <text:p text:style-name="P2"><text:span text:style-name="T5">CANCELLATION &amp; REFUND POLICY:</text:span></text:p>
          </draw:text-box>
        </draw:frame>
        <draw:frame draw:style-name="gr18" draw:text-style-name="P6" draw:layer="layout" svg:width="17.575cm" svg:height="0.39cm" svg:x="1.697cm" svg:y="14.848cm">
          <draw:text-box>
            <text:p text:style-name="P2"><text:span text:style-name="T5">If you must cancel your registration after payment </text:span><text:span text:style-name="T5">is made, full refund will be made if requested in </text:span><text:span text:style-name="T5">writing or via email one </text:span></text:p>
          </draw:text-box>
        </draw:frame>
        <draw:frame draw:style-name="gr19" draw:text-style-name="P6" draw:layer="layout" svg:width="17.981cm" svg:height="0.39cm" svg:x="1.697cm" svg:y="15.254cm">
          <draw:text-box>
            <text:p text:style-name="P2"><text:span text:style-name="T5">business day prior to the workshop date. No requests for refunds will be accepted for no-shows on or after the </text:span><text:span text:style-name="T5">workshop date. <text:s/></text:span></text:p>
          </draw:text-box>
        </draw:frame>
        <draw:frame draw:style-name="gr20" draw:text-style-name="P7" draw:layer="layout" svg:width="2.504cm" svg:height="0.547cm" svg:x="1.697cm" svg:y="15.864cm">
          <draw:text-box>
            <text:p text:style-name="P2"><text:span text:style-name="T6">Agreement:</text:span></text:p>
          </draw:text-box>
        </draw:frame>
        <draw:frame draw:style-name="gr21" draw:text-style-name="P6" draw:layer="layout" svg:width="18.421cm" svg:height="0.39cm" svg:x="1.697cm" svg:y="16.731cm">
          <draw:text-box>
            <text:p text:style-name="P2"><text:span text:style-name="T4">I, _________________________________, do hereby agree that Odaiko New England/Regent Underground Theatre, its owners, </text:span></text:p>
          </draw:text-box>
        </draw:frame>
        <draw:frame draw:style-name="gr22" draw:text-style-name="P6" draw:layer="layout" svg:width="18.387cm" svg:height="0.39cm" svg:x="1.697cm" svg:y="17.137cm">
          <draw:text-box>
            <text:p text:style-name="P2"><text:span text:style-name="T4">officers, agents, supervisors, instructors, employees, successors and assigns may not be held liable in any way for any occurrence </text:span></text:p>
          </draw:text-box>
        </draw:frame>
        <draw:frame draw:style-name="gr23" draw:text-style-name="P6" draw:layer="layout" svg:width="16.906cm" svg:height="0.39cm" svg:x="1.697cm" svg:y="17.546cm">
          <draw:text-box>
            <text:p text:style-name="P2"><text:span text:style-name="T4">in connection with my taiko training program or the use of the facilities or equipment of Odaiko New England/ Regent </text:span></text:p>
          </draw:text-box>
        </draw:frame>
        <draw:frame draw:style-name="gr24" draw:text-style-name="P6" draw:layer="layout" svg:width="18.472cm" svg:height="0.39cm" svg:x="1.697cm" svg:y="17.952cm">
          <draw:text-box>
            <text:p text:style-name="P2"><text:span text:style-name="T4">Underground Theatre which may result in injury, death or other damage to myself. In consideration for being permitted to engage </text:span></text:p>
          </draw:text-box>
        </draw:frame>
        <draw:frame draw:style-name="gr25" draw:text-style-name="P6" draw:layer="layout" svg:width="18.375cm" svg:height="0.39cm" svg:x="1.697cm" svg:y="18.361cm">
          <draw:text-box>
            <text:p text:style-name="P2"><text:span text:style-name="T4">in the taiko training program and the use of the facilities, I hereby release Odaiko New England/Regent Underground Theatre, its </text:span></text:p>
          </draw:text-box>
        </draw:frame>
        <draw:frame draw:style-name="gr26" draw:text-style-name="P6" draw:layer="layout" svg:width="17.74cm" svg:height="0.39cm" svg:x="1.697cm" svg:y="18.766cm">
          <draw:text-box>
            <text:p text:style-name="P2"><text:span text:style-name="T4">owners, officers, agents, supervisors, instructors, employees, successors and assigns from any and all causes of action, debts, </text:span></text:p>
          </draw:text-box>
        </draw:frame>
        <draw:frame draw:style-name="gr27" draw:text-style-name="P6" draw:layer="layout" svg:width="17.947cm" svg:height="0.39cm" svg:x="1.697cm" svg:y="19.176cm">
          <draw:text-box>
            <text:p text:style-name="P2"><text:span text:style-name="T4">controversies, and claims in connection with injuries, death or damage to myself, which I, my heirs, executors, administrators, </text:span></text:p>
          </draw:text-box>
        </draw:frame>
        <draw:frame draw:style-name="gr28" draw:text-style-name="P6" draw:layer="layout" svg:width="18.608cm" svg:height="0.39cm" svg:x="1.697cm" svg:y="19.581cm">
          <draw:text-box>
            <text:p text:style-name="P2"><text:span text:style-name="T4">successors and assigns ever had, now have or hereafter may have. Furthermore, I do personally assume all risks in connection with </text:span></text:p>
          </draw:text-box>
        </draw:frame>
        <draw:frame draw:style-name="gr29" draw:text-style-name="P6" draw:layer="layout" svg:width="18.582cm" svg:height="0.39cm" svg:x="1.697cm" svg:y="19.991cm">
          <draw:text-box>
            <text:p text:style-name="P2"><text:span text:style-name="T4">the aforesaid use, for any harm, injury, damage which may befall me or my personal property whether foreseen or unforeseen, and </text:span></text:p>
          </draw:text-box>
        </draw:frame>
        <draw:frame draw:style-name="gr30" draw:text-style-name="P6" draw:layer="layout" svg:width="17.536cm" svg:height="0.39cm" svg:x="1.697cm" svg:y="20.396cm">
          <draw:text-box>
            <text:p text:style-name="P2"><text:span text:style-name="T4">further save and hold harmless the said corporation and persons from any claims, including but not limited to any claims or </text:span></text:p>
          </draw:text-box>
        </draw:frame>
        <draw:frame draw:style-name="gr31" draw:text-style-name="P6" draw:layer="layout" svg:width="18.155cm" svg:height="0.39cm" svg:x="1.697cm" svg:y="20.806cm">
          <draw:text-box>
            <text:p text:style-name="P2"><text:span text:style-name="T4">liabilities arising out of negligence of the aforesaid corporation, agents, officers, supervisors, instructors, employees, successors </text:span></text:p>
          </draw:text-box>
        </draw:frame>
        <draw:frame draw:style-name="gr32" draw:text-style-name="P6" draw:layer="layout" svg:width="18.548cm" svg:height="0.39cm" svg:x="1.697cm" svg:y="21.211cm">
          <draw:text-box>
            <text:p text:style-name="P2"><text:span text:style-name="T4">and assigns, by me, my family, estate, heirs or assigns. I/my child are physically fit to practice and engage in the physical program </text:span></text:p>
          </draw:text-box>
        </draw:frame>
        <draw:frame draw:style-name="gr33" draw:text-style-name="P6" draw:layer="layout" svg:width="17.913cm" svg:height="0.39cm" svg:x="1.697cm" svg:y="21.62cm">
          <draw:text-box>
            <text:p text:style-name="P2"><text:span text:style-name="T4">connected with taiko training and there is no reason known to me/my child for not participating in these activities. I agree that </text:span></text:p>
          </draw:text-box>
        </draw:frame>
        <draw:frame draw:style-name="gr29" draw:text-style-name="P6" draw:layer="layout" svg:width="18.582cm" svg:height="0.39cm" svg:x="1.697cm" svg:y="22.026cm">
          <draw:text-box>
            <text:p text:style-name="P2"><text:span text:style-name="T4">photographs of me/my child may be used for promotional purposes by Odaiko New England. This agreement shall remain in effect</text:span></text:p>
          </draw:text-box>
        </draw:frame>
        <draw:frame draw:style-name="gr34" draw:text-style-name="P6" draw:layer="layout" svg:width="18.1cm" svg:height="0.39cm" svg:x="1.697cm" svg:y="22.435cm">
          <draw:text-box>
            <text:p text:style-name="P2"><text:span text:style-name="T4">until I have actively ceased any activity with Odaiko New England and have also given 30 days written notification of intent of </text:span></text:p>
          </draw:text-box>
        </draw:frame>
        <draw:frame draw:style-name="gr35" draw:text-style-name="P6" draw:layer="layout" svg:width="18.451cm" svg:height="0.39cm" svg:x="1.697cm" svg:y="22.841cm">
          <draw:text-box>
            <text:p text:style-name="P2"><text:span text:style-name="T4">being released from this waiver. I agree that Odaiko New England has permission to contact me in the future at the above mailing </text:span></text:p>
          </draw:text-box>
        </draw:frame>
        <draw:frame draw:style-name="gr36" draw:text-style-name="P6" draw:layer="layout" svg:width="17.647cm" svg:height="0.39cm" svg:x="1.697cm" svg:y="23.25cm">
          <draw:text-box>
            <text:p text:style-name="P2"><text:span text:style-name="T4">address, phone number and e-mail address. I am willing to be photographed or videographed by Odaiko New England or its </text:span></text:p>
          </draw:text-box>
        </draw:frame>
        <draw:frame draw:style-name="gr37" draw:text-style-name="P6" draw:layer="layout" svg:width="18.231cm" svg:height="0.39cm" svg:x="1.697cm" svg:y="23.656cm">
          <draw:text-box>
            <text:p text:style-name="P2"><text:span text:style-name="T4">contractors either individually, or as part of a group. I further agree that my name may be used to identify me as a subject in any </text:span></text:p>
          </draw:text-box>
        </draw:frame>
        <draw:frame draw:style-name="gr38" draw:text-style-name="P6" draw:layer="layout" svg:width="4.011cm" svg:height="0.39cm" svg:x="1.697cm" svg:y="24.065cm">
          <draw:text-box>
            <text:p text:style-name="P2"><text:span text:style-name="T4">photographs or video of me.</text:span></text:p>
          </draw:text-box>
        </draw:frame>
        <draw:frame draw:style-name="gr39" draw:text-style-name="P4" draw:layer="layout" svg:width="17.812cm" svg:height="0.471cm" svg:x="1.697cm" svg:y="25.281cm">
          <draw:text-box>
            <text:p text:style-name="P2"><text:span text:style-name="T2">Signature (student): __________________________________________________ <text:s text:c="2"/>Date: ___________ </text:span></text:p>
          </draw:text-box>
        </draw:frame>
        <draw:frame draw:style-name="gr40" draw:text-style-name="P4" draw:layer="layout" svg:width="0.422cm" svg:height="0.471cm" svg:x="1.697cm" svg:y="24.868cm">
          <draw:text-box>
            <text:p text:style-name="P2"><text:span text:style-name="T2"><text:s/></text:span></text:p>
          </draw:text-box>
        </draw:frame>
        <draw:polygon draw:style-name="gr41" draw:text-style-name="P8" draw:layer="layout" svg:width="1.316cm" svg:height="0.017cm" svg:x="15.603cm" svg:y="0.924cm" svg:viewBox="0 0 1317 18" draw:points="0,0 1317,0 1317,18 0,18">
          <text:p/>
        </draw:polygon>
        <draw:polygon draw:style-name="gr41" draw:text-style-name="P8" draw:layer="layout" svg:width="1.428cm" svg:height="0.017cm" svg:x="16.919cm" svg:y="0.924cm" svg:viewBox="0 0 1429 18" draw:points="0,0 1429,0 1429,18 0,18">
          <text:p/>
        </draw:polygon>
        <draw:polygon draw:style-name="gr41" draw:text-style-name="P8" draw:layer="layout" svg:width="1.352cm" svg:height="0.017cm" svg:x="18.347cm" svg:y="0.924cm" svg:viewBox="0 0 1353 18" draw:points="0,0 1353,0 1353,18 0,18">
          <text:p/>
        </draw:polygon>
        <draw:polygon draw:style-name="gr41" draw:text-style-name="P8" draw:layer="layout" svg:width="1.298cm" svg:height="0.018cm" svg:x="15.621cm" svg:y="1.562cm" svg:viewBox="0 0 1299 19" draw:points="0,0 1299,0 1299,19 0,19">
          <text:p/>
        </draw:polygon>
        <draw:polygon draw:style-name="gr41" draw:text-style-name="P8" draw:layer="layout" svg:width="1.428cm" svg:height="0.018cm" svg:x="16.919cm" svg:y="1.562cm" svg:viewBox="0 0 1429 19" draw:points="0,0 1429,0 1429,19 0,19">
          <text:p/>
        </draw:polygon>
        <draw:polygon draw:style-name="gr41" draw:text-style-name="P8" draw:layer="layout" svg:width="1.334cm" svg:height="0.018cm" svg:x="18.347cm" svg:y="1.562cm" svg:viewBox="0 0 1335 19" draw:points="0,0 1335,0 1335,19 0,19">
          <text:p/>
        </draw:polygon>
        <draw:polygon draw:style-name="gr41" draw:text-style-name="P8" draw:layer="layout" svg:width="1.316cm" svg:height="0.018cm" svg:x="15.603cm" svg:y="2.197cm" svg:viewBox="0 0 1317 19" draw:points="0,0 1317,0 1317,19 0,19">
          <text:p/>
        </draw:polygon>
        <draw:polygon draw:style-name="gr41" draw:text-style-name="P8" draw:layer="layout" svg:width="1.428cm" svg:height="0.018cm" svg:x="16.919cm" svg:y="2.197cm" svg:viewBox="0 0 1429 19" draw:points="0,0 1429,0 1429,19 0,19">
          <text:p/>
        </draw:polygon>
        <draw:polygon draw:style-name="gr41" draw:text-style-name="P8" draw:layer="layout" svg:width="1.352cm" svg:height="0.018cm" svg:x="18.347cm" svg:y="2.197cm" svg:viewBox="0 0 1353 19" draw:points="0,0 1353,0 1353,19 0,19">
          <text:p/>
        </draw:polygon>
        <draw:polygon draw:style-name="gr41" draw:text-style-name="P8" draw:layer="layout" svg:width="0.018cm" svg:height="0.638cm" svg:x="15.603cm" svg:y="0.924cm" svg:viewBox="0 0 19 639" draw:points="0,0 0,639 19,639 19,0">
          <text:p/>
        </draw:polygon>
        <draw:polygon draw:style-name="gr41" draw:text-style-name="P8" draw:layer="layout" svg:width="0.018cm" svg:height="0.653cm" svg:x="15.603cm" svg:y="1.562cm" svg:viewBox="0 0 19 654" draw:points="0,0 0,654 19,654 19,0">
          <text:p/>
        </draw:polygon>
        <draw:polygon draw:style-name="gr41" draw:text-style-name="P8" draw:layer="layout" svg:width="0.017cm" svg:height="0.621cm" svg:x="16.912cm" svg:y="0.941cm" svg:viewBox="0 0 18 622" draw:points="0,0 0,622 18,622 18,0">
          <text:p/>
        </draw:polygon>
        <draw:polygon draw:style-name="gr41" draw:text-style-name="P8" draw:layer="layout" svg:width="0.017cm" svg:height="0.635cm" svg:x="16.912cm" svg:y="1.562cm" svg:viewBox="0 0 18 636" draw:points="0,0 0,636 18,636 18,0">
          <text:p/>
        </draw:polygon>
        <draw:polygon draw:style-name="gr41" draw:text-style-name="P8" draw:layer="layout" svg:width="0.018cm" svg:height="0.621cm" svg:x="18.34cm" svg:y="0.941cm" svg:viewBox="0 0 19 622" draw:points="0,0 0,622 19,622 19,0">
          <text:p/>
        </draw:polygon>
        <draw:polygon draw:style-name="gr41" draw:text-style-name="P8" draw:layer="layout" svg:width="0.018cm" svg:height="0.635cm" svg:x="18.34cm" svg:y="1.562cm" svg:viewBox="0 0 19 636" draw:points="0,0 0,636 19,636 19,0">
          <text:p/>
        </draw:polygon>
        <draw:polygon draw:style-name="gr41" draw:text-style-name="P8" draw:layer="layout" svg:width="0.018cm" svg:height="0.638cm" svg:x="19.681cm" svg:y="0.924cm" svg:viewBox="0 0 19 639" draw:points="0,0 0,639 19,639 19,0">
          <text:p/>
        </draw:polygon>
        <draw:polygon draw:style-name="gr41" draw:text-style-name="P8" draw:layer="layout" svg:width="0.018cm" svg:height="0.653cm" svg:x="19.681cm" svg:y="1.562cm" svg:viewBox="0 0 19 654" draw:points="0,0 0,654 19,654 19,0">
          <text:p/>
        </draw:polygon>
        <draw:frame draw:style-name="gr42" draw:text-style-name="P4" draw:layer="layout" svg:width="17.85cm" svg:height="0.471cm" svg:x="1.697cm" svg:y="26.054cm">
          <draw:text-box>
            <text:p text:style-name="P2"><text:span text:style-name="T2">Signature (parent/guardian of minor): ____________________________________ <text:s text:c="2"/>Date: ___________ </text:span></text:p>
          </draw:text-box>
        </draw:frame>
        <draw:frame draw:style-name="gr43" draw:text-style-name="P6" draw:layer="layout" svg:width="0.899cm" svg:height="0.39cm" svg:x="15.737cm" svg:y="1.047cm">
          <draw:text-box>
            <text:p text:style-name="P2"><text:span text:style-name="T4">RCVd</text:span></text:p>
          </draw:text-box>
        </draw:frame>
        <draw:frame draw:style-name="gr44" draw:text-style-name="P6" draw:layer="layout" svg:width="0.489cm" svg:height="0.39cm" svg:x="17.297cm" svg:y="1.047cm">
          <draw:text-box>
            <text:p text:style-name="P2"><text:span text:style-name="T4">DB</text:span></text:p>
          </draw:text-box>
        </draw:frame>
        <draw:polygon draw:style-name="gr45" draw:text-style-name="P1" draw:layer="layout" svg:width="0.317cm" svg:height="0.317cm" svg:x="12.315cm" svg:y="5.443cm" svg:viewBox="0 0 318 318" draw:points="159,318 0,318 0,0 318,0 318,318">
          <text:p/>
        </draw:polygon>
        <draw:polygon draw:style-name="gr45" draw:text-style-name="P1" draw:layer="layout" svg:width="0.317cm" svg:height="0.317cm" svg:x="15.49cm" svg:y="5.443cm" svg:viewBox="0 0 318 318" draw:points="159,318 0,318 0,0 318,0 318,318">
          <text:p/>
        </draw:polygon>
        <draw:polygon draw:style-name="gr45" draw:text-style-name="P1" draw:layer="layout" svg:width="0.293cm" svg:height="0.292cm" svg:x="1.689cm" svg:y="7.059cm" svg:viewBox="0 0 294 293" draw:points="145,293 0,293 0,0 294,0 294,293">
          <text:p/>
        </draw:polygon>
        <draw:polygon draw:style-name="gr45" draw:text-style-name="P1" draw:layer="layout" svg:width="0.293cm" svg:height="0.293cm" svg:x="1.689cm" svg:y="7.545cm" svg:viewBox="0 0 294 294" draw:points="145,294 0,294 0,0 294,0 294,294">
          <text:p/>
        </draw:polygon>
        <draw:polygon draw:style-name="gr45" draw:text-style-name="P1" draw:layer="layout" svg:width="0.321cm" svg:height="0.321cm" svg:x="10.685cm" svg:y="13.599cm" svg:viewBox="0 0 322 322" draw:points="160,322 0,322 0,0 322,0 322,322">
          <text:p/>
        </draw:polygon>
        <draw:polygon draw:style-name="gr45" draw:text-style-name="P1" draw:layer="layout" svg:width="0.318cm" svg:height="0.317cm" svg:x="12.371cm" svg:y="13.631cm" svg:viewBox="0 0 319 318" draw:points="160,318 0,318 0,0 319,0 319,318">
          <text:p/>
        </draw:polygon>
        <draw:frame draw:style-name="gr46" draw:text-style-name="P9" draw:layer="layout" svg:width="2.613cm" svg:height="0.285cm" svg:x="2.254cm" svg:y="0.991cm">
          <draw:image xlink:href="Pictures/10000000000002A300000051D5BBBC47B1D75DB4.png" xlink:type="simple" xlink:show="embed" xlink:actuate="onLoad" loext:mime-type="image/png">
            <text:p/>
          </draw:image>
        </draw:frame>
        <draw:frame draw:style-name="gr46" draw:text-style-name="P9" draw:layer="layout" svg:width="2.613cm" svg:height="0.288cm" svg:x="2.254cm" svg:y="1.277cm">
          <draw:image xlink:href="Pictures/10000000000002A300000051E73F1C0FAEF18498.png" xlink:type="simple" xlink:show="embed" xlink:actuate="onLoad" loext:mime-type="image/png">
            <text:p/>
          </draw:image>
        </draw:frame>
        <draw:frame draw:style-name="gr46" draw:text-style-name="P9" draw:layer="layout" svg:width="2.613cm" svg:height="0.285cm" svg:x="2.254cm" svg:y="1.566cm">
          <draw:image xlink:href="Pictures/10000000000002A30000005109AB8CA510D884D3.png" xlink:type="simple" xlink:show="embed" xlink:actuate="onLoad" loext:mime-type="image/png">
            <text:p/>
          </draw:image>
        </draw:frame>
        <draw:frame draw:style-name="gr46" draw:text-style-name="P9" draw:layer="layout" svg:width="2.613cm" svg:height="0.285cm" svg:x="2.254cm" svg:y="1.852cm">
          <draw:image xlink:href="Pictures/10000000000002A3000000512D658100064CDBA0.png" xlink:type="simple" xlink:show="embed" xlink:actuate="onLoad" loext:mime-type="image/png">
            <text:p/>
          </draw:image>
        </draw:frame>
        <draw:frame draw:style-name="gr46" draw:text-style-name="P9" draw:layer="layout" svg:width="2.613cm" svg:height="0.285cm" svg:x="2.254cm" svg:y="2.141cm">
          <draw:image xlink:href="Pictures/10000000000002A300000051DC88333802609579.png" xlink:type="simple" xlink:show="embed" xlink:actuate="onLoad" loext:mime-type="image/png">
            <text:p/>
          </draw:image>
        </draw:frame>
        <draw:frame draw:style-name="gr46" draw:text-style-name="P9" draw:layer="layout" svg:width="2.613cm" svg:height="0.288cm" svg:x="2.254cm" svg:y="2.427cm">
          <draw:image xlink:href="Pictures/10000000000002A30000005100FE5355462B81A0.png" xlink:type="simple" xlink:show="embed" xlink:actuate="onLoad" loext:mime-type="image/png">
            <text:p/>
          </draw:image>
        </draw:frame>
        <draw:frame draw:style-name="gr46" draw:text-style-name="P9" draw:layer="layout" svg:width="2.613cm" svg:height="0.285cm" svg:x="2.254cm" svg:y="2.716cm">
          <draw:image xlink:href="Pictures/10000000000002A3000000514956A0667CF7EF90.png" xlink:type="simple" xlink:show="embed" xlink:actuate="onLoad" loext:mime-type="image/png">
            <text:p/>
          </draw:image>
        </draw:frame>
        <draw:frame draw:style-name="gr46" draw:text-style-name="P9" draw:layer="layout" svg:width="2.613cm" svg:height="0.285cm" svg:x="2.254cm" svg:y="3.002cm">
          <draw:image xlink:href="Pictures/10000000000002A300000051EDC465A7B129D5A7.png" xlink:type="simple" xlink:show="embed" xlink:actuate="onLoad" loext:mime-type="image/png">
            <text:p/>
          </draw:image>
        </draw:frame>
        <draw:frame draw:style-name="gr47" draw:text-style-name="P6" draw:layer="layout" svg:width="0.709cm" svg:height="0.39cm" svg:x="18.591cm" svg:y="1.047cm">
          <draw:text-box>
            <text:p text:style-name="P2"><text:span text:style-name="T4">Conf</text:span></text:p>
          </draw:text-box>
        </draw:frame>
        <draw:control draw:style-name="standard" draw:text-style-name="P10" draw:layer="controls" svg:width="7.366cm" svg:height="0.635cm" svg:x="4.648cm" svg:y="5.145cm" draw:control="control1"/>
        <draw:control draw:style-name="standard" draw:text-style-name="P10" draw:layer="controls" svg:width="5.842cm" svg:height="0.627cm" svg:x="1.981cm" svg:y="16.448cm" draw:control="control2"/>
        <draw:control draw:style-name="standard" draw:text-style-name="P10" draw:layer="controls" svg:width="7.493cm" svg:height="0.508cm" svg:x="2.87cm" svg:y="11.241cm" draw:control="control3"/>
        <draw:control draw:style-name="standard" draw:text-style-name="P10" draw:layer="controls" svg:width="6.858cm" svg:height="0.508cm" svg:x="3.278cm" svg:y="10.479cm" draw:control="control4"/>
        <draw:control draw:style-name="standard" draw:text-style-name="P10" draw:layer="controls" svg:width="2.54cm" svg:height="0.508cm" svg:x="11.533cm" svg:y="10.506cm" draw:control="control5"/>
        <draw:control draw:style-name="standard" draw:text-style-name="P10" draw:layer="controls" svg:width="3.429cm" svg:height="0.508cm" svg:x="11.76cm" svg:y="11.241cm" draw:control="control6"/>
        <draw:control draw:style-name="standard" draw:text-style-name="P10" draw:layer="controls" svg:width="9.144cm" svg:height="0.508cm" svg:x="5.156cm" svg:y="12.003cm" draw:control="control7"/>
        <draw:control draw:style-name="standard" draw:text-style-name="P10" draw:layer="controls" svg:width="3.429cm" svg:height="0.508cm" svg:x="15.697cm" svg:y="12.003cm" draw:control="control8"/>
        <draw:control draw:style-name="gr48" draw:text-style-name="P10" draw:layer="controls" svg:width="1.016cm" svg:height="0.581cm" svg:x="15.443cm" svg:y="10.479cm" draw:control="control9"/>
        <draw:control draw:style-name="gr48" draw:text-style-name="P10" draw:layer="controls" svg:width="2.032cm" svg:height="0.508cm" svg:x="17.348cm" svg:y="10.506cm" draw:control="control10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7cm" fo:margin-bottom="1cm" fo:margin-left="1.6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4.2$MacOSX_X86_64 LibreOffice_project/9d0f32d1f0b509096fd65e0d4bec26ddd1938fd3</meta:generator>
    <dc:date>2019-07-05T00:54:14.060552240</dc:date>
    <meta:editing-duration>PT11M46S</meta:editing-duration>
    <meta:editing-cycles>3</meta:editing-cycles>
    <meta:document-statistic meta:object-count="88"/>
  </office:meta>
</office:document-meta>
</file>